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RZAPALO MACHUCA HAROLD JOHAN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J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ASTILLO GUARNIZ, ELVIS JAVI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RZAPALO MACHUCA HAROLD JOHAN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9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1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7383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2:21:0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